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8.509cm"/>
    </style:style>
    <style:style style:name="co5" style:family="table-column">
      <style:table-column-properties fo:break-before="auto" style:column-width="10.504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8.809cm"/>
    </style:style>
    <style:style style:name="co9" style:family="table-column">
      <style:table-column-properties fo:break-before="auto" style:column-width="5.694cm"/>
    </style:style>
    <style:style style:name="co10" style:family="table-column">
      <style:table-column-properties fo:break-before="auto" style:column-width="5.447cm"/>
    </style:style>
    <style:style style:name="co11" style:family="table-column">
      <style:table-column-properties fo:break-before="auto" style:column-width="7.415cm"/>
    </style:style>
    <style:style style:name="co12" style:family="table-column">
      <style:table-column-properties fo:break-before="auto" style:column-width="9.384cm"/>
    </style:style>
    <style:style style:name="co13" style:family="table-column">
      <style:table-column-properties fo:break-before="auto" style:column-width="15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dre du jou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our le participant 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participant_qual</text:p>
          </table:table-cell>
          <table:table-cell table:style-name="ce2" office:value-type="string">
            <text:p>Civilit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participant_nom</text:p>
          </table:table-cell>
          <table:table-cell table:style-name="ce2" office:value-type="string">
            <text:p>Nom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commission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_time</text:p>
          </table:table-cell>
          <table:table-cell office:value-type="string">
            <text:p>Heure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</text:p>
          </table:table-cell>
          <table:table-cell office:value-type="string">
            <text:p>Jour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salle</text:p>
          </table:table-cell>
          <table:table-cell office:value-type="string">
            <text:p>Salle où aura lieu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observations</text:p>
          </table:table-cell>
          <table:table-cell office:value-type="string">
            <text:p>Observ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lieuseance</text:p>
          </table:table-cell>
          <table:table-cell office:value-type="string">
            <text:p>Lieu de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adresseseance</text:p>
          </table:table-cell>
          <table:table-cell office:value-type="string">
            <text:p>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codepostalseance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villeseanc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tatcommissionep</text:p>
          </table:table-cell>
          <table:table-cell office:value-type="string">
            <text:p>Ét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raisonannulation</text:p>
          </table:table-cell>
          <table:table-cell office:value-type="string">
            <text:p>Raison de l'annul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'EP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regroupement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regroupement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Dossier d'EP de la personne :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dossierep_themeep</text:p>
          </table:table-cell>
          <table:table-cell office:value-type="string">
            <text:p>Thème pour le quel passe le dossier d'E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defautinsertionep66_origine</text:p>
          </table:table-cell>
          <table:table-cell office:value-type="string">
            <text:p>Origine du dossier d'EP pour la thématique « Défaut d'insertion »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passagecommissionep_etatdossierep</text:p>
          </table:table-cell>
          <table:table-cell office:value-type="string">
            <text:p>État du dossier pour son passage en commiss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personne_qual</text:p>
          </table:table-cell>
          <table:table-cell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om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prenom</text:p>
          </table:table-cell>
          <table:table-cell office:value-type="string">
            <text:p>Prénom de la person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omnai</text:p>
          </table:table-cell>
          <table:table-cell office:value-type="string">
            <text:p>Nom de naissa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prenom2</text:p>
          </table:table-cell>
          <table:table-cell office:value-type="string">
            <text:p>Second 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prenom3</text:p>
          </table:table-cell>
          <table:table-cell office:value-type="string">
            <text:p>Troisième 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omcomnai</text:p>
          </table:table-cell>
          <table:table-cell office:value-type="string">
            <text:p>Nom de la commune de naissa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dtnai</text:p>
          </table:table-cell>
          <table:table-cell office:value-type="string">
            <text:p>Date de naissa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rgnai</text:p>
          </table:table-cell>
          <table:table-cell office:value-type="string">
            <text:p>Rang de naissa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typedtnai</text:p>
          </table:table-cell>
          <table:table-cell office:value-type="string">
            <text:p>Quelles parties de la date de naissance sont connu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ir</text:p>
          </table:table-cell>
          <table:table-cell office:value-type="string">
            <text:p>NI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topvale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sexe</text:p>
          </table:table-cell>
          <table:table-cell office:value-type="string">
            <text:p>Sex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at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dtnat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pieecpr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idassedi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umagenpoleemplo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dtinscpoleemplo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umfixe</text:p>
          </table:table-cell>
          <table:table-cell office:value-type="string">
            <text:p>Numéro de téléphone fix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personne_numport</text:p>
          </table:table-cell>
          <table:table-cell office:value-type="string">
            <text:p>Numéro de téléphone portab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adresse_locaadr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adresse_numcomptt</text:p>
          </table:table-cell>
          <table:table-cell office:value-type="string">
            <text:p>Numéro d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adresse_codepos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éponses des membres :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ponses_remplacepar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decli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nonrenseig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èse" table:style-name="ta1" table:print="false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dossier d'EP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ossierep_themeep</text:p>
          </table:table-cell>
          <table:table-cell office:value-type="string">
            <text:p>Nom de la thématiq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personn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qual</text:p>
          </table:table-cell>
          <table:table-cell office:value-type="string">
            <text:p>Civilité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</text:p>
          </table:table-cell>
          <table:table-cell office:value-type="string">
            <text:p>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</text:p>
          </table:table-cell>
          <table:table-cell office:value-type="string">
            <text:p>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nai</text:p>
          </table:table-cell>
          <table:table-cell office:value-type="string">
            <text:p>Nom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2</text:p>
          </table:table-cell>
          <table:table-cell office:value-type="string">
            <text:p>Second 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3</text:p>
          </table:table-cell>
          <table:table-cell office:value-type="string">
            <text:p>Troisième 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comnai</text:p>
          </table:table-cell>
          <table:table-cell office:value-type="string">
            <text:p>Nom de la commune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nai</text:p>
          </table:table-cell>
          <table:table-cell office:value-type="string">
            <text:p>Date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rgnai</text:p>
          </table:table-cell>
          <table:table-cell office:value-type="string">
            <text:p>Rang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typedtnai</text:p>
          </table:table-cell>
          <table:table-cell office:value-type="string">
            <text:p>Quelles parties de la date de naissance sont connu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ir</text:p>
          </table:table-cell>
          <table:table-cell office:value-type="string">
            <text:p>NIR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topvale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sexe</text:p>
          </table:table-cell>
          <table:table-cell office:value-type="string">
            <text:p>Sex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at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nat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ieecpr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idassedi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agenpoleemplo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inscpoleemplo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fixe</text:p>
          </table:table-cell>
          <table:table-cell office:value-type="string">
            <text:p>Numéro de téléphone fix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port</text:p>
          </table:table-cell>
          <table:table-cell office:value-type="string">
            <text:p>Numéro de téléphone portabl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ossier_matricu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ossier_dtdemrsa</text:p>
          </table:table-cell>
          <table:table-cell office:value-type="string">
            <text:p>Date de la demande de RS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foyer_sitfam</text:p>
          </table:table-cell>
          <table:table-cell office:value-type="string">
            <text:p>Situation familia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adresse_locaadr</text:p>
          </table:table-cell>
          <table:table-cell table:style-name="Default"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adresse_numcomptt</text:p>
          </table:table-cell>
          <table:table-cell office:value-type="string">
            <text:p>Numéro de comune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adresse_codepos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serviceinstructeur_lib_servic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orientstruct_date_valid</text:p>
          </table:table-cell>
          <table:table-cell table:style-name="Default" office:value-type="string">
            <text:p>Date de validation de l'orientation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historiqueetatpe_inscritpe</text:p>
          </table:table-cell>
          <table:table-cell table:style-name="Default" office:value-type="string">
            <text:p>La personne est inscrite à Pôle Emploi ?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itation" table:style-name="ta1" table:print="false">
        <table:table-column table:style-name="co1" table:default-cell-style-name="ce1"/>
        <table:table-column table:style-name="co6" table:default-cell-style-name="ce1"/>
        <table:table-column table:style-name="co3" table:default-cell-style-name="ce2"/>
        <table:table-column table:style-name="co9" table:default-cell-style-name="Default"/>
        <table:table-column table:style-name="co10" table:default-cell-style-name="ce1"/>
        <table:table-row table:style-name="ro1"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Section</text:p>
          </table:table-cell>
          <table:table-cell table:style-name="ce1" office:value-type="string">
            <text:p>A quoi correspondent les variables ?</text:p>
          </table:table-cell>
          <table:table-cell table:style-name="ce1" office:value-type="string">
            <text:p>Nom de la variable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>
            <text:p>Pour la commission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commissionep_identifiant</text:p>
          </table:table-cell>
          <table:table-cell office:value-type="string">
            <text:p>Identifiant</text:p>
          </table:table-cell>
        </table:table-row>
        <table:table-row table:style-name="ro1">
          <table:table-cell table:number-columns-repeated="3"/>
          <table:table-cell office:value-type="string">
            <text:p>commissionep_name</text:p>
          </table:table-cell>
          <table:table-cell office:value-type="string">
            <text:p>Nom</text:p>
          </table:table-cell>
        </table:table-row>
        <table:table-row table:style-name="ro1">
          <table:table-cell table:number-columns-repeated="3"/>
          <table:table-cell office:value-type="string">
            <text:p>commissionep_dateseance_time</text:p>
          </table:table-cell>
          <table:table-cell office:value-type="string">
            <text:p>Heure de début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dateseance</text:p>
          </table:table-cell>
          <table:table-cell office:value-type="string">
            <text:p>Jour de début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salle</text:p>
          </table:table-cell>
          <table:table-cell office:value-type="string">
            <text:p>Salle où aura lieu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observations</text:p>
          </table:table-cell>
          <table:table-cell office:value-type="string">
            <text:p>Observations</text:p>
          </table:table-cell>
        </table:table-row>
        <table:table-row table:style-name="ro1">
          <table:table-cell table:number-columns-repeated="3"/>
          <table:table-cell office:value-type="string">
            <text:p>commissionep_lieuseance</text:p>
          </table:table-cell>
          <table:table-cell office:value-type="string">
            <text:p>Lieu de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adresseseance</text:p>
          </table:table-cell>
          <table:table-cell office:value-type="string">
            <text:p>Adresse</text:p>
          </table:table-cell>
        </table:table-row>
        <table:table-row table:style-name="ro1">
          <table:table-cell table:number-columns-repeated="3"/>
          <table:table-cell office:value-type="string">
            <text:p>commissionep_codepostalseance</text:p>
          </table:table-cell>
          <table:table-cell office:value-type="string">
            <text:p>Code postal</text:p>
          </table:table-cell>
        </table:table-row>
        <table:table-row table:style-name="ro1">
          <table:table-cell table:number-columns-repeated="3"/>
          <table:table-cell office:value-type="string">
            <text:p>commissionep_villeseance</text:p>
          </table:table-cell>
          <table:table-cell office:value-type="string">
            <text:p>Ville</text:p>
          </table:table-cell>
        </table:table-row>
        <table:table-row table:style-name="ro1">
          <table:table-cell table:number-columns-repeated="3"/>
          <table:table-cell office:value-type="string">
            <text:p>commissionep_etatcommissionep</text:p>
          </table:table-cell>
          <table:table-cell office:value-type="string">
            <text:p>État</text:p>
          </table:table-cell>
        </table:table-row>
        <table:table-row table:style-name="ro1">
          <table:table-cell table:number-columns-repeated="3"/>
          <table:table-cell office:value-type="string">
            <text:p>commissionep_raisonannulation</text:p>
          </table:table-cell>
          <table:table-cell office:value-type="string">
            <text:p>Raison de l'annulation</text:p>
          </table:table-cell>
        </table:table-row>
        <table:table-row table:style-name="ro1">
          <table:table-cell table:number-columns-repeated="2"/>
          <table:table-cell office:value-type="string">
            <text:p>Pour l'EP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ep_name</text:p>
          </table:table-cell>
          <table:table-cell office:value-type="string">
            <text:p>Nom</text:p>
          </table:table-cell>
        </table:table-row>
        <table:table-row table:style-name="ro1">
          <table:table-cell table:number-columns-repeated="3"/>
          <table:table-cell office:value-type="string">
            <text:p>ep_identifiant</text:p>
          </table:table-cell>
          <table:table-cell office:value-type="string">
            <text:p>Identifiant</text:p>
          </table:table-cell>
        </table:table-row>
        <table:table-row table:style-name="ro1">
          <table:table-cell table:number-columns-repeated="2"/>
          <table:table-cell office:value-type="string">
            <text:p>Pour le regroupement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ep_regroupementep_name</text:p>
          </table:table-cell>
          <table:table-cell office:value-type="string">
            <text:p>Nom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Pour le membre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prenom</text:p>
          </table:table-cell>
          <table:table-cell office:value-type="string">
            <text:p>Prénom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tel</text:p>
          </table:table-cell>
          <table:table-cell office:value-type="string">
            <text:p>Numéro de téléphon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mail</text:p>
          </table:table-cell>
          <table:table-cell office:value-type="string">
            <text:p>Mail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codepostal</text:p>
          </table:table-cell>
          <table:table-cell office:value-type="string">
            <text:p>Code postal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ville</text:p>
          </table:table-cell>
          <table:table-cell office:value-type="string">
            <text:p>Vill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organisme</text:p>
          </table:table-cell>
          <table:table-cell office:value-type="string">
            <text:p>Organism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fonctionmembreep_name</text:p>
          </table:table-cell>
          <table:table-cell office:value-type="string">
            <text:p>Fonction</text:p>
          </table:table-cell>
        </table:table-row>
      </table:table>
      <table:table table:name="PV" table:style-name="ta1" table:print="false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commission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_time</text:p>
          </table:table-cell>
          <table:table-cell office:value-type="string">
            <text:p>Heure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</text:p>
          </table:table-cell>
          <table:table-cell office:value-type="string">
            <text:p>Jour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salle</text:p>
          </table:table-cell>
          <table:table-cell office:value-type="string">
            <text:p>Salle où aura lieu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observations</text:p>
          </table:table-cell>
          <table:table-cell office:value-type="string">
            <text:p>Observ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lieuseance</text:p>
          </table:table-cell>
          <table:table-cell office:value-type="string">
            <text:p>Lieu de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adresseseance</text:p>
          </table:table-cell>
          <table:table-cell office:value-type="string">
            <text:p>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codepostalseance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villeseanc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tatcommissionep</text:p>
          </table:table-cell>
          <table:table-cell office:value-type="string">
            <text:p>Ét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raisonannulation</text:p>
          </table:table-cell>
          <table:table-cell office:value-type="string">
            <text:p>Raison de l'annul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'EP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regroupement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regroupement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Quelques chiffres :</text:p>
          </table:table-cell>
          <table:table-cell table:style-name="ce2"/>
          <table:table-cell/>
          <table:table-cell table:style-name="Default"/>
          <table:table-cell table:number-columns-repeated="5"/>
          <table:table-cell office:value-type="string">
            <text:p>text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present_count</text:p>
          </table:table-cell>
          <table:table-cell office:value-type="string">
            <text:p>Nombre total de membres présent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excuse_count</text:p>
          </table:table-cell>
          <table:table-cell office:value-type="string">
            <text:p>Nombre total de membres excusé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absent_count</text:p>
          </table:table-cell>
          <table:table-cell office:value-type="string">
            <text:p>Nombre total de membres absent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remplacepar_count</text:p>
          </table:table-cell>
          <table:table-cell office:value-type="string">
            <text:p>Nombre total de membres remplacé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reorientationseps93_count</text:p>
          </table:table-cell>
          <table:table-cell office:value-type="string">
            <text:p>Nombre de dossiers passant pour la thématique « réorientation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isinesbilansparcourseps66_count</text:p>
          </table:table-cell>
          <table:table-cell office:value-type="string">
            <text:p>Nombre de dossiers passant pour la thématique « saisinebilanparcours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isinespdoseps66_count</text:p>
          </table:table-cell>
          <table:table-cell office:value-type="string">
            <text:p>Nombre de dossiers passant pour la thématique « saisinepdo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respectssanctionseps93_count</text:p>
          </table:table-cell>
          <table:table-cell office:value-type="string">
            <text:p>Nombre de dossiers passant pour la thématique « nonrespectsanction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defautsinsertionseps66_count</text:p>
          </table:table-cell>
          <table:table-cell office:value-type="string">
            <text:p>Nombre de dossiers passant pour la thématique « defautinsertion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orientationsproseps58_count</text:p>
          </table:table-cell>
          <table:table-cell office:value-type="string">
            <text:p>Nombre de dossiers passant pour la thématique « nonorientationpro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orientationsproseps93_count</text:p>
          </table:table-cell>
          <table:table-cell office:value-type="string">
            <text:p>Nombre de dossiers passant pour la thématique « nonorientationpro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regressionsorientationseps58_count</text:p>
          </table:table-cell>
          <table:table-cell office:value-type="string">
            <text:p>Nombre de dossiers passant pour la thématique « regressionorientation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nctionseps58_count</text:p>
          </table:table-cell>
          <table:table-cell office:value-type="string">
            <text:p>Nombre de dossiers passant pour la thématique « sanction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ignalementseps93_count</text:p>
          </table:table-cell>
          <table:table-cell office:value-type="string">
            <text:p>Nombre de dossiers passant pour la thématique « signalement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nctionsrendezvouseps58_count</text:p>
          </table:table-cell>
          <table:table-cell office:value-type="string">
            <text:p>Nombre de dossiers passant pour la thématique « sanctionrendezvous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contratscomplexeseps93_count</text:p>
          </table:table-cell>
          <table:table-cell office:value-type="string">
            <text:p>Nombre de dossiers passant pour la thématique « contratcomplexeep93 »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Décision sur le dossier d'EP de la personne :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ossierep_themeep</text:p>
          </table:table-cell>
          <table:table-cell office:value-type="string">
            <text:p>Nom de la thématique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office:value-type="string">
            <text:p>Pour la personne :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qual</text:p>
          </table:table-cell>
          <table:table-cell office:value-type="string">
            <text:p>Civilité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</text:p>
          </table:table-cell>
          <table:table-cell office:value-type="string">
            <text:p>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</text:p>
          </table:table-cell>
          <table:table-cell office:value-type="string">
            <text:p>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nai</text:p>
          </table:table-cell>
          <table:table-cell office:value-type="string">
            <text:p>Nom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2</text:p>
          </table:table-cell>
          <table:table-cell office:value-type="string">
            <text:p>Second 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3</text:p>
          </table:table-cell>
          <table:table-cell office:value-type="string">
            <text:p>Troisième 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comnai</text:p>
          </table:table-cell>
          <table:table-cell office:value-type="string">
            <text:p>Nom de la commune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nai</text:p>
          </table:table-cell>
          <table:table-cell office:value-type="string">
            <text:p>Date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rgnai</text:p>
          </table:table-cell>
          <table:table-cell office:value-type="string">
            <text:p>Rang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typedtnai</text:p>
          </table:table-cell>
          <table:table-cell office:value-type="string">
            <text:p>Quelles parties de la date de naissance sont connues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ir</text:p>
          </table:table-cell>
          <table:table-cell office:value-type="string">
            <text:p>NIR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topvalec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sexe</text:p>
          </table:table-cell>
          <table:table-cell office:value-type="string">
            <text:p>Sex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at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nat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ieecpres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idassedic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agenpoleemplo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inscpoleemplo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fixe</text:p>
          </table:table-cell>
          <table:table-cell office:value-type="string">
            <text:p>Numéro de téléphone fix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port</text:p>
          </table:table-cell>
          <table:table-cell office:value-type="string">
            <text:p>Numéro de téléphone portabl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locaadr</text:p>
          </table:table-cell>
          <table:table-cell table:style-name="Default" office:value-type="string">
            <text:p>Vill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numcomptt</text:p>
          </table:table-cell>
          <table:table-cell office:value-type="string">
            <text:p>Numéro de comu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codepos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office:value-type="string">
            <text:p>Pour les thématiques :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saisinebilanparcoursep66_etape</text:p>
          </table:table-cell>
          <table:table-cell table:style-name="Default" office:value-type="string">
            <text:p>Etape de la décision pour la thématique « saisinebilanparcoursep66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saisinebilanparcoursep66_decision</text:p>
          </table:table-cell>
          <table:table-cell table:style-name="Default" office:value-type="string">
            <text:p>Décision pour la thématique « saisinebilanparcoursep66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saisinebilanparcoursep66_commentaire</text:p>
          </table:table-cell>
          <table:table-cell table:style-name="Default" office:value-type="string">
            <text:p>Commentaire supplémentaire pour la thématique « saisinebilanparcoursep66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ecisionsaisinebilanparcoursep66_raisonnonpassage</text:p>
          </table:table-cell>
          <table:table-cell table:style-name="Default" office:value-type="string">
            <text:p>Raison d'annulation ou de report du dossier d'EP pour la thématique « saisinebilanparcoursep66 »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saisinepdoep66_etape</text:p>
          </table:table-cell>
          <table:table-cell table:style-name="Default" office:value-type="string">
            <text:p>Etape de la décision pour la thématique « saisinepdoep66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saisinepdoep66_decision</text:p>
          </table:table-cell>
          <table:table-cell table:style-name="Default" office:value-type="string">
            <text:p>Décision pour la thématique « saisinepdoep66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saisinepdoep66_commentaire</text:p>
          </table:table-cell>
          <table:table-cell table:style-name="Default" office:value-type="string">
            <text:p>Commentaire supplémentaire pour la thématique « saisinepdoep66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saisinepdoep66_nonadmis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office:value-type="string">
            <text:p>decisionsaisinepdoep66_motifpdo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aisinepdoep66_datedecisionpdo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saisinepdoep66_raisonnonpassage</text:p>
          </table:table-cell>
          <table:table-cell table:style-name="Default" office:value-type="string">
            <text:p>Raison d'annulation ou de report du dossier d'EP pour la thématique « saisinepdoep66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pdo_libell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fautinsertionep66_origine</text:p>
          </table:table-cell>
          <table:table-cell table:style-name="Default" office:value-type="string">
            <text:p>Origine du dossier d'EP pour la thématique « defautinsertionep66,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fautinsertionep66_typ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defautinsertionep66_etape</text:p>
          </table:table-cell>
          <table:table-cell table:style-name="Default" office:value-type="string">
            <text:p>Etape de la décision pour la thématique « defautinsertionep66,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defautinsertionep66_decision</text:p>
          </table:table-cell>
          <table:table-cell table:style-name="Default" office:value-type="string">
            <text:p>Décision pour la thématique « defautinsertionep66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defautinsertionep66_commentaire</text:p>
          </table:table-cell>
          <table:table-cell table:style-name="Default" office:value-type="string">
            <text:p>Commentaire supplémentaire pour la thématique « defautinsertionep66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table:style-name="Default" office:value-type="string">
            <text:p>decisiondefautinsertionep66_raisonnonpassage</text:p>
          </table:table-cell>
          <table:table-cell table:style-name="Default" office:value-type="string">
            <text:p>Raison d'annulation ou de report du dossier d'EP pour la thématique « defautinsertionep66 »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éponses des membres :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ponses_remplacepar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decli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nonrenseig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14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dumont </meta:initial-creator>
    <meta:creation-date>2011-05-25T14:41:42</meta:creation-date>
    <dc:date>2011-05-26T14:20:43</dc:date>
    <dc:creator>gdumont </dc:creator>
    <meta:editing-duration>PT6H35M1S</meta:editing-duration>
    <meta:editing-cycles>30</meta:editing-cycles>
    <meta:generator>LibreOffice/3.3$Unix LibreOffice_project/330m19$Build-202</meta:generator>
    <meta:document-statistic meta:table-count="4" meta:cell-count="661" meta:object-count="0"/>
  </office:meta>
</office:document-meta>
</file>